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0b62" officeooo:paragraph-rsid="001a0b62"/>
    </style:style>
    <style:style style:name="P2" style:family="paragraph" style:parent-style-name="Standard">
      <style:text-properties fo:font-weight="bold" officeooo:rsid="001a0b62" officeooo:paragraph-rsid="001a0b62" style:font-weight-asian="bold" style:font-weight-complex="bold"/>
    </style:style>
    <style:style style:name="P3" style:family="paragraph" style:parent-style-name="Standard">
      <style:text-properties fo:font-weight="bold" officeooo:paragraph-rsid="001b6fb9" style:font-weight-asian="bold" style:font-weight-complex="bold"/>
    </style:style>
    <style:style style:name="P4" style:family="paragraph" style:parent-style-name="Standard">
      <style:text-properties fo:font-weight="bold" officeooo:paragraph-rsid="001b6fb9"/>
    </style:style>
    <style:style style:name="P5" style:family="paragraph" style:parent-style-name="Standard">
      <style:text-properties officeooo:paragraph-rsid="001a0b62"/>
    </style:style>
    <style:style style:name="P6" style:family="paragraph" style:parent-style-name="Standard">
      <style:text-properties officeooo:rsid="001aad00" officeooo:paragraph-rsid="001aad00"/>
    </style:style>
    <style:style style:name="P7" style:family="paragraph" style:parent-style-name="Standard">
      <style:text-properties officeooo:rsid="001aad00" officeooo:paragraph-rsid="001b6fb9"/>
    </style:style>
    <style:style style:name="P8" style:family="paragraph" style:parent-style-name="Standard">
      <style:text-properties officeooo:paragraph-rsid="001b6fb9"/>
    </style:style>
    <style:style style:name="P9" style:family="paragraph" style:parent-style-name="Standard">
      <style:text-properties officeooo:rsid="001b6fb9" officeooo:paragraph-rsid="001b6fb9"/>
    </style:style>
    <style:style style:name="T1" style:family="text">
      <style:text-properties officeooo:rsid="001a0b62"/>
    </style:style>
    <style:style style:name="T2" style:family="text">
      <style:text-properties fo:font-weight="bold" style:font-weight-asian="bold" style:font-weight-complex="bold"/>
    </style:style>
    <style:style style:name="T3" style:family="text">
      <style:text-properties fo:font-weight="bold" officeooo:rsid="001a0b62" style:font-weight-asian="bold" style:font-weight-complex="bold"/>
    </style:style>
    <style:style style:name="T4" style:family="text">
      <style:text-properties fo:font-weight="bold" officeooo:rsid="001aad00" style:font-weight-asian="bold" style:font-weight-complex="bold"/>
    </style:style>
    <style:style style:name="T5" style:family="text">
      <style:text-properties fo:font-weight="bold" officeooo:rsid="001b6fb9" style:font-weight-asian="bold" style:font-weight-complex="bold"/>
    </style:style>
    <style:style style:name="T6" style:family="text">
      <style:text-properties officeooo:rsid="001aad00"/>
    </style:style>
    <style:style style:name="T7" style:family="text">
      <style:text-properties officeooo:rsid="001b6fb9"/>
    </style:style>
    <style:style style:name="T8" style:family="text">
      <style:text-properties fo:font-weight="normal" officeooo:rsid="001b6fb9" style:font-weight-asian="normal" style:font-weight-complex="normal"/>
    </style:style>
    <style:style style:name="T9" style:family="text">
      <style:text-properties officeooo:rsid="001cf6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onay González Gutiérrez FO06_Tarea.</text:p>
      <text:p text:style-name="P1"/>
      <text:p text:style-name="P2">Actividad 1:</text:p>
      <text:p text:style-name="P2"/>
      <text:p text:style-name="P5"><text:span text:style-name="T3"><text:tab/>-</text:span><text:span text:style-name="T2">Tres riesgos derivados de las condiciones de seguridad: </text:span><text:span text:style-name="T1">En la lectura podemos encontrar diferentes factores de riesgo derivados por la malas condiciones de seguridad, el primero que podemos observar es que el edificio en el que trabaja </text:span><text:span text:style-name="T7">es antiguo y esta en obras, aparte de eso</text:span><text:span text:style-name="T1"> tiene un mal acceso </text:span><text:span text:style-name="T6">ya que los escalones de la entrada son muy estrechos y tiene riego de tropezar y caerse.</text:span></text:p>
      <text:p text:style-name="P6"/>
      <text:p text:style-name="P9">Otro riesgo es que Juan <text:span text:style-name="T9">aveces tiene mover algunos equipos de un lugar a otro y comenta que tiene poco espacio <text:s/>para realizar las operaciones de mantenimiento, programación...</text:span></text:p>
      <text:p text:style-name="P6"/>
      <text:p text:style-name="P6">Otra riego que también podemos detectar en la lectura es que el material informático se guarda en estanterías muy altas, las cuales, no tienen puertas <text:s/>y ya ha producido mas de una vez que se le cayera alguna de esas cajas encima.</text:p>
      <text:p text:style-name="P6"/>
      <text:p text:style-name="P6"><text:tab/></text:p>
      <text:p text:style-name="P8"><text:span text:style-name="T6"><text:tab/></text:span><text:span text:style-name="T4">-</text:span><text:span text:style-name="T2">Tres riesgos derivados de las condiciones ambientales: </text:span><text:span text:style-name="T8">El primero que podemos identificar en la lectura es el riesgo sonoro que tienen que soportar cuando están en los despachos, ya que hay una maquina de lavado en el exterior que emite un sonido molesto y constante.</text:span></text:p>
      <text:p text:style-name="P8"><text:span text:style-name="T8"/></text:p>
      <text:p text:style-name="P8"><text:span text:style-name="T8">A raíz de ese problema surge otro riesgo, dado el ruido emito por la maquina no pueden abrir las ventanas y eso junto a la mala ventilación originar altas temperaturas llegando a los 30º en verano.</text:span></text:p>
      <text:p text:style-name="P8"><text:span text:style-name="T8"/></text:p>
      <text:p text:style-name="P7"><text:span text:style-name="T8">Otro de esos riesgos es la mala iluminación de los pasillos hasta los despachos, ya que la poca visibilidad puede originar caídas o golpes, también mencionar que en los pasillos hay losetas sueltas, lo que también puede originar caídas.</text:span></text:p>
      <text:p text:style-name="P7"><text:span text:style-name="T8"/></text:p>
      <text:p text:style-name="P8"><text:span text:style-name="T8"><text:tab/></text:span><text:span text:style-name="T5">-Tres riesgos derivados de las condiciones ergonómicas: </text:span><text:span text:style-name="T8">Uno de los primeros riegos que podemos encontrar es: que la empresa supervisa constantemente el trabajo sometiendo al personal a una gran presión.</text:span></text:p>
      <text:p text:style-name="P8"><text:span text:style-name="T8"/></text:p>
      <text:p text:style-name="P8"><text:span text:style-name="T8">Por una de las causas ambientales mencionadas anteriormente (ruido en el lugar de trabajo) Juan tiene que alzar mucho la voz para comunicarse con sus compañeros lo que produce al final del día dolor de cabeza y garganta.</text:span></text:p>
      <text:p text:style-name="P8"><text:span text:style-name="T8"/></text:p>
      <text:p text:style-name="P8"><text:span text:style-name="T8">Otro punto que podemos ver es que Juan lleva un tiempo sintiéndose muy agotado, como sin falta de energía, siente que no puede con el trabajo y gran sensación de trsteza.</text:span></text:p>
      <text:p text:style-name="P8"><text:span text:style-name="T8"/></text:p>
      <text:p text:style-name="P4"><text:span text:style-name="T8">Actividad 2:</text:span></text:p>
      <text:p text:style-name="P8"><text:span text:style-name="T8"/></text:p>
      <text:p text:style-name="P3"><text:span text:style-name="T7"><text:s text:c="2"/></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19:36:28.115574724</meta:creation-date>
    <dc:date>2023-09-20T20:25:25.274334273</dc:date>
    <meta:editing-duration>PT5M45S</meta:editing-duration>
    <meta:editing-cycles>1</meta:editing-cycles>
    <meta:document-statistic meta:table-count="0" meta:image-count="0" meta:object-count="0" meta:page-count="1" meta:paragraph-count="14" meta:word-count="364" meta:character-count="2152" meta:non-whitespace-character-count="1792"/>
    <meta:generator>LibreOffice/7.3.7.2$Linux_X86_64 LibreOffice_project/30$Build-2</meta:generator>
  </office:meta>
</office:document-meta>
</file>